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9.66pt"/>
    </style:style>
    <style:style style:name="co2" style:family="table-column">
      <style:table-column-properties fo:break-before="auto" style:column-width="75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2pt" svg:height="255.23pt" svg:x="50.71pt" svg:y="168.66pt">
            <loext:p draw:notify-on-update-of-ranges="Sheet1.B1:Sheet1.B7 Sheet1.C1:Sheet1.C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cid.json </text:p>
          </table:table-cell>
          <table:table-cell office:value-type="float" office:value="3" calcext:value-type="float">
            <text:p>3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cartman.json </text:p>
          </table:table-cell>
          <table:table-cell office:value-type="float" office:value="2.7" calcext:value-type="float">
            <text:p>2.7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digitalCamera.json </text:p>
          </table:table-cell>
          <table:table-cell office:value-type="float" office:value="342.2" calcext:value-type="float">
            <text:p>342.2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string" calcext:value-type="string">
            <text:p>gallardo.json </text:p>
          </table:table-cell>
          <table:table-cell office:value-type="float" office:value="625" calcext:value-type="float">
            <text:p>625</text:p>
          </table:table-cell>
          <table:table-cell office:value-type="float" office:value="25.244" calcext:value-type="float">
            <text:p>25.244</text:p>
          </table:table-cell>
        </table:table-row>
        <table:table-row table:style-name="ro1">
          <table:table-cell office:value-type="string" calcext:value-type="string">
            <text:p>sansBold.json </text:p>
          </table:table-cell>
          <table:table-cell office:value-type="float" office:value="95.9" calcext:value-type="float">
            <text:p>95.9</text:p>
          </table:table-cell>
          <table:table-cell office:value-type="float" office:value="0.322" calcext:value-type="float">
            <text:p>0.322</text:p>
          </table:table-cell>
        </table:table-row>
        <table:table-row table:style-name="ro1">
          <table:table-cell office:value-type="string" calcext:value-type="string">
            <text:p>steps.json </text:p>
          </table:table-cell>
          <table:table-cell office:value-type="float" office:value="22.6" calcext:value-type="float">
            <text:p>22.6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office:value-type="string" calcext:value-type="string">
            <text:p>svg2009.json </text:p>
          </table:table-cell>
          <table:table-cell office:value-type="float" office:value="212.3" calcext:value-type="float">
            <text:p>212.3</text:p>
          </table:table-cell>
          <table:table-cell office:value-type="float" office:value="5.498" calcext:value-type="float">
            <text:p>5.4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9">00/00/0000</text:date>, <text:time style:data-style-name="N2" text:time-value="01:51:51.5234438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9T01:19:21.343232389</meta:creation-date>
    <dc:date>2021-04-19T01:53:25.844993694</dc:date>
    <meta:editing-duration>PT2M17S</meta:editing-duration>
    <meta:editing-cycles>4</meta:editing-cycles>
    <meta:generator>LibreOffice/5.1.6.2$Linux_X86_64 LibreOffice_project/10m0$Build-2</meta:generator>
    <meta:document-statistic meta:table-count="1" meta:cell-count="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scatter" chart:style-name="ch1">
        <chart:title svg:x="3.876cm" svg:y="0.316cm" chart:style-name="ch2">
          <text:p>SVGSpecRefsinDefs Spec Performance </text:p>
        </chart:title>
        <chart:plot-area chart:style-name="ch3" table:cell-range-address="Sheet1.B1:Sheet1.C7" svg:x="1.33cm" svg:y="1.275cm" svg:width="14.34cm" svg:height="6.569cm">
          <chartooo:coordinate-region svg:x="1.951cm" svg:y="1.474cm" svg:width="13.439cm" svg:height="5.723cm"/>
          <chart:axis chart:dimension="x" chart:name="primary-x" chart:style-name="ch4">
            <chart:title svg:x="7.199cm" svg:y="8.024cm" chart:style-name="ch5">
              <text:p>Size of file (in kB)</text:p>
            </chart:title>
          </chart:axis>
          <chart:axis chart:dimension="y" chart:name="primary-y" chart:style-name="ch4">
            <chart:title svg:x="0.451cm" svg:y="5.794cm" chart:style-name="ch6">
              <text:p>Time taken (in s)</text:p>
            </chart:title>
            <chart:grid chart:style-name="ch7" chart:class="major"/>
          </chart:axis>
          <chart:series chart:style-name="ch8" chart:values-cell-range-address="Sheet1.C1:Sheet1.C7" chart:class="chart:scatter">
            <chart:domain table:cell-range-address="Sheet1.B1:Sheet1.B7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1:Sheet1.B7</svg:desc>
                </draw:g>
              </table:table-cell>
              <table:table-cell office:value-type="float" office:value="0.012">
                <text:p>0.012</text:p>
                <draw:g>
                  <svg:desc>Sheet1.C1:Sheet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">
                <text:p>2.7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2.2">
                <text:p>342.2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5">
                <text:p>625</text:p>
              </table:table-cell>
              <table:table-cell office:value-type="float" office:value="25.244">
                <text:p>25.2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.9">
                <text:p>95.9</text:p>
              </table:table-cell>
              <table:table-cell office:value-type="float" office:value="0.322">
                <text:p>0.3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6">
                <text:p>22.6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2.3">
                <text:p>212.3</text:p>
              </table:table-cell>
              <table:table-cell office:value-type="float" office:value="5.498">
                <text:p>5.4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